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032cm" fo:min-width="1.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092cm" fo:min-width="2.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219cm" fo:min-width="2.1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1.166cm" fo:min-width="1.9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1.155cm" fo:min-width="1.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fo:min-height="2.411cm" fo:min-width="2.4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6" draw:text-style-name="P1" svg:width="3.41cm" svg:height="3.41cm" svg:x="6.553cm" svg:y="2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Form2" draw:style-name="gr15" draw:text-style-name="P5" svg:x1="8.303cm" svg:y1="2.526cm" svg:x2="8.303cm" svg:y2="4.32cm"><text:p/></draw:line><draw:line text:anchor-type="paragraph" draw:z-index="2" draw:name="Form3" draw:style-name="gr15" draw:text-style-name="P5" svg:x1="9.039cm" svg:y1="2.732cm" svg:x2="8.303cm" svg:y2="4.32cm"><text:p/></draw:line><draw:line text:anchor-type="paragraph" draw:z-index="3" draw:name="Form4" draw:style-name="gr15" draw:text-style-name="P5" svg:x1="9.552cm" svg:y1="3.129cm" svg:x2="8.303cm" svg:y2="4.32cm"><text:p/></draw:line><draw:line text:anchor-type="paragraph" draw:z-index="4" draw:name="Form5" draw:style-name="gr15" draw:text-style-name="P5" svg:x1="9.876cm" svg:y1="3.584cm" svg:x2="8.303cm" svg:y2="4.32cm"><text:p/></draw:line><draw:line text:anchor-type="paragraph" draw:z-index="5" draw:name="Form6" draw:style-name="gr15" draw:text-style-name="P5" svg:x1="9.963cm" svg:y1="4.29cm" svg:x2="8.303cm" svg:y2="4.32cm"><text:p/></draw:line><draw:frame text:anchor-type="paragraph" draw:z-index="6" draw:name="Form7" draw:style-name="gr14" draw:text-style-name="P2" svg:width="0.191cm" svg:height="0.68cm" svg:x="8.465cm" svg:y="2.865cm"><draw:text-box><text:p><text:span text:style-name="T1">T1</text:span></text:p></draw:text-box></draw:frame><draw:frame text:anchor-type="paragraph" draw:z-index="7" draw:name="Form8" draw:style-name="gr13" draw:text-style-name="P2" svg:width="0.207cm" svg:height="0.68cm" svg:x="8.832cm" svg:y="3.129cm"><draw:text-box><text:p><text:span text:style-name="T1">T2</text:span></text:p></draw:text-box></draw:frame><draw:frame text:anchor-type="paragraph" draw:z-index="8" draw:name="Form9" draw:style-name="gr5" draw:text-style-name="P2" svg:width="0.53cm" svg:height="0.341cm" svg:x="9.287cm" svg:y="3.466cm"><draw:text-box><text:p><text:span text:style-name="T1">T3</text:span></text:p></draw:text-box></draw:frame><draw:custom-shape text:anchor-type="paragraph" draw:z-index="9" draw:name="Form10" draw:style-name="gr12" draw:text-style-name="P4" svg:width="2.603cm" svg:height="1.632cm" svg:x="2.055cm" svg:y="8.266cm"><text:p>ne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11" draw:style-name="gr11" draw:text-style-name="P4" svg:width="2.823cm" svg:height="1.646cm" svg:x="7.451cm" svg:y="8.38cm"><text:p>runn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Form12" draw:style-name="gr1" draw:text-style-name="P1" svg:x1="4.657cm" svg:y1="9.14cm" svg:x2="7.451cm" svg:y2="9.156cm"><text:p/></draw:line><draw:frame text:anchor-type="paragraph" draw:z-index="12" draw:name="Form13" draw:style-name="gr10" draw:text-style-name="P3" svg:width="1.839cm" svg:height="0.511cm" svg:x="5.216cm" svg:y="8.463cm"><draw:text-box><text:p>start()</text:p></draw:text-box></draw:frame><draw:custom-shape text:anchor-type="paragraph" draw:z-index="13" draw:name="Form14" draw:style-name="gr9" draw:text-style-name="P4" svg:width="3.043cm" svg:height="1.721cm" svg:x="11.345cm" svg:y="11.051cm"><text:p>runn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Form16" draw:style-name="gr8" draw:text-style-name="P3" svg:width="1.604cm" svg:height="0.749cm" svg:x="11.359cm" svg:y="9.476cm"><draw:text-box><text:p>OS</text:p></draw:text-box></draw:frame><draw:custom-shape text:anchor-type="paragraph" draw:z-index="15" draw:name="Form17" draw:style-name="gr7" draw:text-style-name="P4" svg:width="2.955cm" svg:height="1.544cm" svg:x="8.95cm" svg:y="15.085cm"><text:p>dea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Form18" draw:style-name="gr1" draw:text-style-name="P1" svg:x1="12.492cm" svg:y1="12.771cm" svg:x2="11.155cm" svg:y2="15.168cm"><text:p/></draw:line><draw:custom-shape text:anchor-type="paragraph" draw:z-index="17" draw:name="Form19" draw:style-name="gr6" draw:text-style-name="P4" svg:width="2.558cm" svg:height="1.456cm" svg:x="5.687cm" svg:y="11.504cm"><text:p>sleeping/wait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Form20" draw:style-name="gr1" draw:text-style-name="P1" svg:x1="11.345cm" svg:y1="11.956cm" svg:x2="8.244cm" svg:y2="12.176cm"><text:p/></draw:line><draw:frame text:anchor-type="paragraph" draw:z-index="19" draw:name="Form21" draw:style-name="gr5" draw:text-style-name="P3" svg:width="1.396cm" svg:height="0.511cm" svg:x="8.994cm" svg:y="11.661cm"><draw:text-box><text:p>sleep()</text:p></draw:text-box></draw:frame><draw:frame text:anchor-type="paragraph" draw:z-index="20" draw:name="Form22" draw:style-name="gr4" draw:text-style-name="P3" svg:width="2.206cm" svg:height="1.527cm" svg:x="12.139cm" svg:y="14.028cm"><draw:text-box><text:p>Ende der Methode run()</text:p></draw:text-box></draw:frame><draw:line text:anchor-type="paragraph" draw:z-index="21" draw:name="Form23" draw:style-name="gr1" draw:text-style-name="P1" svg:x1="6.98cm" svg:y1="11.504cm" svg:x2="8.024cm" svg:y2="9.839cm"><text:p/></draw:line><draw:frame text:anchor-type="paragraph" draw:z-index="22" draw:name="Form24" draw:style-name="gr3" draw:text-style-name="P2" svg:width="1.955cm" svg:height="0.68cm" svg:x="7.641cm" svg:y="10.735cm"><draw:text-box><text:p><text:span text:style-name="T1">Nach Ablauf der Zeit</text:span></text:p></draw:text-box></draw:frame><draw:line text:anchor-type="paragraph" draw:z-index="23" draw:name="Form25" draw:style-name="gr1" draw:text-style-name="P1" svg:x1="11.698cm" svg:y1="11.372cm" svg:x2="10.008cm" svg:y2="9.68cm"><text:p/></draw:line><draw:frame text:anchor-type="paragraph" draw:z-index="24" draw:name="Form26" draw:style-name="gr2" draw:text-style-name="P2" svg:width="1.235cm" svg:height="0.486cm" svg:x="9.89cm" svg:y="10.518cm"><draw:text-box><text:p><text:span text:style-name="T1">yield()</text:span></text:p></draw:text-box></draw:frame><draw:line text:anchor-type="paragraph" draw:z-index="25" draw:name="Form15" draw:style-name="gr1" draw:text-style-name="P1" svg:x1="10.273cm" svg:y1="9.336cm" svg:x2="12.153cm" svg:y2="11.144cm"><text:p/></draw:line><draw:line text:anchor-type="paragraph" draw:z-index="26" draw:name="Form27" draw:style-name="gr1" draw:text-style-name="P1" svg:x1="12.241cm" svg:y1="10.82cm" svg:x2="12.153cm" svg:y2="11.145cm"><text:p/></draw:line><draw:line text:anchor-type="paragraph" draw:z-index="27" draw:name="Form28" draw:style-name="gr1" draw:text-style-name="P1" svg:x1="11.875cm" svg:y1="11.051cm" svg:x2="12.154cm" svg:y2="11.144cm"><text:p/></draw:line><draw:line text:anchor-type="paragraph" draw:z-index="28" draw:name="Form29" draw:style-name="gr1" draw:text-style-name="P1" svg:x1="10.008cm" svg:y1="9.68cm" svg:x2="10.008cm" svg:y2="10.026cm"><text:p/></draw:line><draw:line text:anchor-type="paragraph" draw:z-index="29" draw:name="Form30" draw:style-name="gr1" draw:text-style-name="P1" svg:x1="10.008cm" svg:y1="9.68cm" svg:x2="10.273cm" svg:y2="9.68cm"><text:p/></draw:line><draw:line text:anchor-type="paragraph" draw:z-index="30" draw:name="Form31" draw:style-name="gr1" draw:text-style-name="P1" svg:x1="7.994cm" svg:y1="9.768cm" svg:x2="7.715cm" svg:y2="10.026cm"><text:p/></draw:line><draw:line text:anchor-type="paragraph" draw:z-index="31" draw:name="Form32" draw:style-name="gr1" draw:text-style-name="P1" svg:x1="7.994cm" svg:y1="9.768cm" svg:x2="8.112cm" svg:y2="10.107cm"><text:p/></draw:line><draw:line text:anchor-type="paragraph" draw:z-index="32" draw:name="Form33" draw:style-name="gr1" draw:text-style-name="P1" svg:x1="8.405cm" svg:y1="11.956cm" svg:x2="8.244cm" svg:y2="12.176cm"><text:p/></draw:line><draw:line text:anchor-type="paragraph" draw:z-index="33" draw:name="Form34" draw:style-name="gr1" draw:text-style-name="P1" svg:x1="8.509cm" svg:y1="12.576cm" svg:x2="8.244cm" svg:y2="12.176cm"><text:p/></draw:line><draw:line text:anchor-type="paragraph" draw:z-index="34" draw:name="Form35" draw:style-name="gr1" draw:text-style-name="P1" svg:x1="11.155cm" svg:y1="15.168cm" svg:x2="11.464cm" svg:y2="15.002cm"><text:p/></draw:line><draw:line text:anchor-type="paragraph" draw:z-index="35" draw:name="Form36" draw:style-name="gr1" draw:text-style-name="P1" svg:x1="11.023cm" svg:y1="14.825cm" svg:x2="11.155cm" svg:y2="15.167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 No9 L" svg:font-family="'Nimbus Roman No9 L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4:48:41.710968195</meta:creation-date>
    <dc:date>2022-07-25T15:06:28.026918128</dc:date>
    <meta:editing-duration>PT7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